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.924620064932141</text:p>
          </table:table-cell>
          <table:table-cell table:number-columns-repeated="2" office:value-type="float" office:value="0.145011726336704" calcext:value-type="float">
            <text:p>0.145011726336704</text:p>
          </table:table-cell>
          <table:table-cell office:value-type="float" office:value="8.56155232617082" calcext:value-type="float">
            <text:p>8.56155232617082</text:p>
          </table:table-cell>
          <table:table-cell office:value-type="float" office:value="9.26446903700494" calcext:value-type="float">
            <text:p>9.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.904490710605707</text:p>
          </table:table-cell>
          <table:table-cell table:number-columns-repeated="2" office:value-type="float" office:value="0.41073502504042" calcext:value-type="float">
            <text:p>0.41073502504042</text:p>
          </table:table-cell>
          <table:table-cell office:value-type="float" office:value="8.79117851501144" calcext:value-type="float">
            <text:p>8.79117851501144</text:p>
          </table:table-cell>
          <table:table-cell office:value-type="float" office:value="9.1652558912133" calcext:value-type="float">
            <text:p>9.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.867753922100412</text:p>
          </table:table-cell>
          <table:table-cell table:number-columns-repeated="2" office:value-type="float" office:value="0.651554205543366" calcext:value-type="float">
            <text:p>0.651554205543366</text:p>
          </table:table-cell>
          <table:table-cell office:value-type="float" office:value="8.46471735518875" calcext:value-type="float">
            <text:p>8.46471735518875</text:p>
          </table:table-cell>
          <table:table-cell office:value-type="float" office:value="8.98442679079203" calcext:value-type="float">
            <text:p>8.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.815705553457075</text:p>
          </table:table-cell>
          <table:table-cell table:number-columns-repeated="2" office:value-type="float" office:value="0.873439854953897" calcext:value-type="float">
            <text:p>0.873439854953897</text:p>
          </table:table-cell>
          <table:table-cell office:value-type="float" office:value="7.86998042559253" calcext:value-type="float">
            <text:p>7.86998042559253</text:p>
          </table:table-cell>
          <table:table-cell office:value-type="float" office:value="8.72229699002966" calcext:value-type="float">
            <text:p>8.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.725220141999055</text:p>
          </table:table-cell>
          <table:table-cell table:number-columns-repeated="2" office:value-type="float" office:value="1.08020854636477" calcext:value-type="float">
            <text:p>1.08020854636477</text:p>
          </table:table-cell>
          <table:table-cell office:value-type="float" office:value="10.5412661297898" calcext:value-type="float">
            <text:p>10.5412661297898</text:p>
          </table:table-cell>
          <table:table-cell office:value-type="float" office:value="8.10386012612832" calcext:value-type="float">
            <text:p>8.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.576784412343478</text:p>
          </table:table-cell>
          <table:table-cell table:number-columns-repeated="2" office:value-type="float" office:value="1.27457238834688" calcext:value-type="float">
            <text:p>1.27457238834688</text:p>
          </table:table-cell>
          <table:table-cell office:value-type="float" office:value="15.4400405608623" calcext:value-type="float">
            <text:p>15.4400405608623</text:p>
          </table:table-cell>
          <table:table-cell office:value-type="float" office:value="6.92718541054348" calcext:value-type="float">
            <text:p>6.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.350171730207403</text:p>
          </table:table-cell>
          <table:table-cell table:number-columns-repeated="2"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CUT3D</text:p>
          </table:table-cell>
          <table:table-cell/>
          <table:table-cell office:value-type="string" calcext:value-type="string">
            <text:p>QR</text:p>
          </table:table-cell>
          <table:table-cell table:number-columns-repeated="5"/>
          <table:table-cell office:value-type="string" calcext:value-type="string">
            <text:p>MINIRIB</text:p>
          </table:table-cell>
          <table:table-cell table:number-columns-repeated="2"/>
          <table:table-cell office:value-type="string" calcext:value-type="string">
            <text:p>MINIRIB</text:p>
          </table:table-cell>
          <table:table-cell table:number-columns-repeated="2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8"/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SQ</text:p>
          </table:table-cell>
          <table:table-cell table:number-columns-repeated="2"/>
          <table:table-cell office:value-type="string" calcext:value-type="string">
            <text:p>HOLESQMULTI</text:p>
          </table:table-cell>
          <table:table-cell table:number-columns-repeated="4"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: str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height: float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um holes</text:p>
          </table:table-cell>
          <table:table-cell office:value-type="string" calcext:value-type="string">
            <text:p>bor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b1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office:value-type="float" office:value="28.5093125915366" calcext:value-type="float">
            <text:p>28.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.28</text:p>
          </table:table-cell>
          <table:table-cell office:value-type="float" office:value="27.8986229996426" calcext:value-type="float">
            <text:p>27.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.55</text:p>
          </table:table-cell>
          <table:table-cell office:value-type="float" office:value="15.0963439090568" calcext:value-type="float">
            <text:p>15.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float" office:value="5.59371856811765" calcext:value-type="float">
            <text:p>5.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office:value-type="float" office:value="28.9771521125026" calcext:value-type="float">
            <text:p>28.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.28</text:p>
          </table:table-cell>
          <table:table-cell office:value-type="float" office:value="28.3521571078094" calcext:value-type="float">
            <text:p>28.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.55</text:p>
          </table:table-cell>
          <table:table-cell office:value-type="float" office:value="15.3319978861405" calcext:value-type="float">
            <text:p>15.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.77</text:p>
          </table:table-cell>
          <table:table-cell office:value-type="float" office:value="5.66788405625294" calcext:value-type="float">
            <text:p>5.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.1</text:p>
          </table:table-cell>
          <table:table-cell office:value-type="float" office:value="28.5112901151729" calcext:value-type="float">
            <text:p>28.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.28</text:p>
          </table:table-cell>
          <table:table-cell office:value-type="float" office:value="27.8920735700704" calcext:value-type="float">
            <text:p>27.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.55</text:p>
          </table:table-cell>
          <table:table-cell office:value-type="float" office:value="15.07313364543" calcext:value-type="float">
            <text:p>15.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.77</text:p>
          </table:table-cell>
          <table:table-cell office:value-type="float" office:value="5.55871943077387" calcext:value-type="float">
            <text:p>5.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.1</text:p>
          </table:table-cell>
          <table:table-cell office:value-type="float" office:value="27.2896718400827" calcext:value-type="float">
            <text:p>27.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.28</text:p>
          </table:table-cell>
          <table:table-cell office:value-type="float" office:value="26.6928393905565" calcext:value-type="float">
            <text:p>26.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.55</text:p>
          </table:table-cell>
          <table:table-cell office:value-type="float" office:value="14.4149186826384" calcext:value-type="float">
            <text:p>14.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float" office:value="5.30251257838343" calcext:value-type="float">
            <text:p>5.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5</text:p>
          </table:table-cell>
          <table:table-cell office:value-type="float" office:value="0.1" calcext:value-type="float">
            <text:p>0.1</text:p>
          </table:table-cell>
          <table:table-cell office:value-type="float" office:value="26.5891707975553" calcext:value-type="float">
            <text:p>26.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.28</text:p>
          </table:table-cell>
          <table:table-cell office:value-type="float" office:value="26.003546335214" calcext:value-type="float">
            <text:p>26.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.55</text:p>
          </table:table-cell>
          <table:table-cell office:value-type="float" office:value="14.0322320013242" calcext:value-type="float">
            <text:p>14.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float" office:value="5.14796474576208" calcext:value-type="float">
            <text:p>5.14796474576208</text:p>
          </table:table-cell>
        </table:table-row>
        <table:table-row table:style-name="ro1">
          <table:table-cell/>
          <table:table-cell office:value-type="string" calcext:value-type="string">
            <text:p>porcher.skytex_38_hf</text:p>
          </table:table-cell>
          <table:table-cell table:number-columns-repeated="13"/>
          <table:table-cell office:value-type="string" calcext:value-type="string">
            <text:p>A6</text:p>
          </table:table-cell>
          <table:table-cell office:value-type="float" office:value="0.02" calcext:value-type="float">
            <text:p>0.02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.5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.85</text:p>
          </table:table-cell>
          <table:table-cell office:value-type="float" office:value="27.3297965848483" calcext:value-type="float">
            <text:p>27.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.99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97747" calcext:value-type="float">
            <text:p>0.97747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97761" calcext:value-type="float">
            <text:p>0.97761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96208" calcext:value-type="float">
            <text:p>0.96208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94538" calcext:value-type="float">
            <text:p>0.945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94514" calcext:value-type="float">
            <text:p>0.9451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92768" calcext:value-type="float">
            <text:p>0.927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0.90925" calcext:value-type="float">
            <text:p>0.9092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89028" calcext:value-type="float">
            <text:p>0.8902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88639" calcext:value-type="float">
            <text:p>0.88639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float" office:value="0.87094" calcext:value-type="float">
            <text:p>0.870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86497" calcext:value-type="float">
            <text:p>0.86497</text:p>
          </table:table-cell>
          <table:table-cell office:value-type="float" office:value="0.02507" calcext:value-type="float">
            <text:p>0.02507</text:p>
          </table:table-cell>
        </table:table-row>
        <table:table-row table:style-name="ro1">
          <table:table-cell office:value-type="float" office:value="0.85139" calcext:value-type="float">
            <text:p>0.8513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0.02896" calcext:value-type="float">
            <text:p>0.02896</text:p>
          </table:table-cell>
        </table:table-row>
        <table:table-row table:style-name="ro1">
          <table:table-cell office:value-type="float" office:value="0.83172" calcext:value-type="float">
            <text:p>0.8317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81197" calcext:value-type="float">
            <text:p>0.8119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79825" calcext:value-type="float">
            <text:p>0.7982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79217" calcext:value-type="float">
            <text:p>0.79217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0.77237" calcext:value-type="float">
            <text:p>0.77237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04423" calcext:value-type="float">
            <text:p>0.04423</text:p>
          </table:table-cell>
        </table:table-row>
        <table:table-row table:style-name="ro1">
          <table:table-cell office:value-type="float" office:value="0.75256" calcext:value-type="float">
            <text:p>0.75256</text:p>
          </table:table-cell>
          <table:table-cell office:value-type="float" office:value="0.04501" calcext:value-type="float">
            <text:p>0.04501</text:p>
          </table:table-cell>
          <table:table-cell office:value-type="float" office:value="0.72994" calcext:value-type="float">
            <text:p>0.7299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0.73277" calcext:value-type="float">
            <text:p>0.73277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0.71299" calcext:value-type="float">
            <text:p>0.71299</text:p>
          </table:table-cell>
          <table:table-cell office:value-type="float" office:value="0.05178" calcext:value-type="float">
            <text:p>0.05178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05503" calcext:value-type="float">
            <text:p>0.0550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float" office:value="0.67341" calcext:value-type="float">
            <text:p>0.67341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6194" calcext:value-type="float">
            <text:p>0.06194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office:value-type="float" office:value="0.63378" calcext:value-type="float">
            <text:p>0.63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61395" calcext:value-type="float">
            <text:p>0.6139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07205" calcext:value-type="float">
            <text:p>0.07205</text:p>
          </table:table-cell>
        </table:table-row>
        <table:table-row table:style-name="ro1">
          <table:table-cell office:value-type="float" office:value="0.59408" calcext:value-type="float">
            <text:p>0.59408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float" office:value="0.57421" calcext:value-type="float">
            <text:p>0.5742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52015" calcext:value-type="float">
            <text:p>0.52015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0.55436" calcext:value-type="float">
            <text:p>0.55436</text:p>
          </table:table-cell>
          <table:table-cell office:value-type="float" office:value="0.07693" calcext:value-type="float">
            <text:p>0.0769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08182" calcext:value-type="float">
            <text:p>0.08182</text:p>
          </table:table-cell>
        </table:table-row>
        <table:table-row table:style-name="ro1">
          <table:table-cell office:value-type="float" office:value="0.53452" calcext:value-type="float">
            <text:p>0.53452</text:p>
          </table:table-cell>
          <table:table-cell office:value-type="float" office:value="0.07989" calcext:value-type="float">
            <text:p>0.0798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float" office:value="0.51473" calcext:value-type="float">
            <text:p>0.51473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45151" calcext:value-type="float">
            <text:p>0.45151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float" office:value="0.49496" calcext:value-type="float">
            <text:p>0.49496</text:p>
          </table:table-cell>
          <table:table-cell office:value-type="float" office:value="0.08563" calcext:value-type="float">
            <text:p>0.08563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0.47524" calcext:value-type="float">
            <text:p>0.47524</text:p>
          </table:table-cell>
          <table:table-cell office:value-type="float" office:value="0.08841" calcext:value-type="float">
            <text:p>0.08841</text:p>
          </table:table-cell>
          <table:table-cell office:value-type="float" office:value="0.40743" calcext:value-type="float">
            <text:p>0.40743</text:p>
          </table:table-cell>
          <table:table-cell office:value-type="float" office:value="0.09344" calcext:value-type="float">
            <text:p>0.09344</text:p>
          </table:table-cell>
        </table:table-row>
        <table:table-row table:style-name="ro1">
          <table:table-cell office:value-type="float" office:value="0.45558" calcext:value-type="float">
            <text:p>0.45558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0.43599" calcext:value-type="float">
            <text:p>0.4359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float" office:value="0.41648" calcext:value-type="float">
            <text:p>0.41648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39709" calcext:value-type="float">
            <text:p>0.39709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32553" calcext:value-type="float">
            <text:p>0.32553</text:p>
          </table:table-cell>
          <table:table-cell office:value-type="float" office:value="0.10209" calcext:value-type="float">
            <text:p>0.10209</text:p>
          </table:table-cell>
        </table:table-row>
        <table:table-row table:style-name="ro1">
          <table:table-cell office:value-type="float" office:value="0.37785" calcext:value-type="float">
            <text:p>0.37785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0359" calcext:value-type="float">
            <text:p>0.10359</text:p>
          </table:table-cell>
        </table:table-row>
        <table:table-row table:style-name="ro1">
          <table:table-cell office:value-type="float" office:value="0.35877" calcext:value-type="float">
            <text:p>0.35877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10481" calcext:value-type="float">
            <text:p>0.10481</text:p>
          </table:table-cell>
        </table:table-row>
        <table:table-row table:style-name="ro1">
          <table:table-cell office:value-type="float" office:value="0.33989" calcext:value-type="float">
            <text:p>0.33989</text:p>
          </table:table-cell>
          <table:table-cell office:value-type="float" office:value="0.10526" calcext:value-type="float">
            <text:p>0.10526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0.10571" calcext:value-type="float">
            <text:p>0.10571</text:p>
          </table:table-cell>
        </table:table-row>
        <table:table-row table:style-name="ro1">
          <table:table-cell office:value-type="float" office:value="0.32128" calcext:value-type="float">
            <text:p>0.32128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0631" calcext:value-type="float">
            <text:p>0.10631</text:p>
          </table:table-cell>
        </table:table-row>
        <table:table-row table:style-name="ro1">
          <table:table-cell office:value-type="float" office:value="0.30297" calcext:value-type="float">
            <text:p>0.30297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23807" calcext:value-type="float">
            <text:p>0.23807</text:p>
          </table:table-cell>
          <table:table-cell office:value-type="float" office:value="0.10661" calcext:value-type="float">
            <text:p>0.10661</text:p>
          </table:table-cell>
        </table:table-row>
        <table:table-row table:style-name="ro1">
          <table:table-cell office:value-type="float" office:value="0.28503" calcext:value-type="float">
            <text:p>0.28503</text:p>
          </table:table-cell>
          <table:table-cell office:value-type="float" office:value="0.11018" calcext:value-type="float">
            <text:p>0.1101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0658" calcext:value-type="float">
            <text:p>0.10658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1">
          <table:table-cell office:value-type="float" office:value="0.25041" calcext:value-type="float">
            <text:p>0.25041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0559" calcext:value-type="float">
            <text:p>0.10559</text:p>
          </table:table-cell>
        </table:table-row>
        <table:table-row table:style-name="ro1">
          <table:table-cell office:value-type="float" office:value="0.23383" calcext:value-type="float">
            <text:p>0.23383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10464" calcext:value-type="float">
            <text:p>0.10464</text:p>
          </table:table-cell>
        </table:table-row>
        <table:table-row table:style-name="ro1">
          <table:table-cell office:value-type="float" office:value="0.21778" calcext:value-type="float">
            <text:p>0.2177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10341" calcext:value-type="float">
            <text:p>0.10341</text:p>
          </table:table-cell>
        </table:table-row>
        <table:table-row table:style-name="ro1">
          <table:table-cell office:value-type="float" office:value="0.20228" calcext:value-type="float">
            <text:p>0.20228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10193" calcext:value-type="float">
            <text:p>0.10193</text:p>
          </table:table-cell>
        </table:table-row>
        <table:table-row table:style-name="ro1">
          <table:table-cell office:value-type="float" office:value="0.18734" calcext:value-type="float">
            <text:p>0.18734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10019" calcext:value-type="float">
            <text:p>0.10019</text:p>
          </table:table-cell>
        </table:table-row>
        <table:table-row table:style-name="ro1">
          <table:table-cell office:value-type="float" office:value="0.17298" calcext:value-type="float">
            <text:p>0.17298</text:p>
          </table:table-cell>
          <table:table-cell office:value-type="float" office:value="0.11073" calcext:value-type="float">
            <text:p>0.11073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09826" calcext:value-type="float">
            <text:p>0.09826</text:p>
          </table:table-cell>
        </table:table-row>
        <table:table-row table:style-name="ro1">
          <table:table-cell office:value-type="float" office:value="0.15917" calcext:value-type="float">
            <text:p>0.15917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613" calcext:value-type="float">
            <text:p>0.09613</text:p>
          </table:table-cell>
        </table:table-row>
        <table:table-row table:style-name="ro1">
          <table:table-cell office:value-type="float" office:value="0.14594" calcext:value-type="float">
            <text:p>0.14594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09383" calcext:value-type="float">
            <text:p>0.09383</text:p>
          </table:table-cell>
        </table:table-row>
        <table:table-row table:style-name="ro1">
          <table:table-cell office:value-type="float" office:value="0.13327" calcext:value-type="float">
            <text:p>0.1332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12118" calcext:value-type="float">
            <text:p>0.12118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8623" calcext:value-type="float">
            <text:p>0.08623</text:p>
          </table:table-cell>
        </table:table-row>
        <table:table-row table:style-name="ro1">
          <table:table-cell office:value-type="float" office:value="0.0989" calcext:value-type="float">
            <text:p>0.0989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8352" calcext:value-type="float">
            <text:p>0.08352</text:p>
          </table:table-cell>
        </table:table-row>
        <table:table-row table:style-name="ro1">
          <table:table-cell office:value-type="float" office:value="0.08877" calcext:value-type="float">
            <text:p>0.08877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0.07936" calcext:value-type="float">
            <text:p>0.07936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793" calcext:value-type="float">
            <text:p>0.07793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float" office:value="0.06273" calcext:value-type="float">
            <text:p>0.06273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5547" calcext:value-type="float">
            <text:p>0.05547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0.06929" calcext:value-type="float">
            <text:p>0.06929</text:p>
          </table:table-cell>
        </table:table-row>
        <table:table-row table:style-name="ro1">
          <table:table-cell office:value-type="float" office:value="0.04888" calcext:value-type="float">
            <text:p>0.04888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6638" calcext:value-type="float">
            <text:p>0.06638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6345" calcext:value-type="float">
            <text:p>0.06345</text:p>
          </table:table-cell>
        </table:table-row>
        <table:table-row table:style-name="ro1">
          <table:table-cell office:value-type="float" office:value="0.03752" calcext:value-type="float">
            <text:p>0.0375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052" calcext:value-type="float">
            <text:p>0.06052</text:p>
          </table:table-cell>
        </table:table-row>
        <table:table-row table:style-name="ro1">
          <table:table-cell office:value-type="float" office:value="0.03266" calcext:value-type="float">
            <text:p>0.03266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5758" calcext:value-type="float">
            <text:p>0.05758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5464" calcext:value-type="float">
            <text:p>0.05464</text:p>
          </table:table-cell>
        </table:table-row>
        <table:table-row table:style-name="ro1">
          <table:table-cell office:value-type="float" office:value="0.02441" calcext:value-type="float">
            <text:p>0.02441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5169" calcext:value-type="float">
            <text:p>0.05169</text:p>
          </table:table-cell>
        </table:table-row>
        <table:table-row table:style-name="ro1">
          <table:table-cell office:value-type="float" office:value="0.02094" calcext:value-type="float">
            <text:p>0.020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4874" calcext:value-type="float">
            <text:p>0.04874</text:p>
          </table:table-cell>
        </table:table-row>
        <table:table-row table:style-name="ro1">
          <table:table-cell office:value-type="float" office:value="0.01786" calcext:value-type="float">
            <text:p>0.01786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0.01513" calcext:value-type="float">
            <text:p>0.01513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0.01273" calcext:value-type="float">
            <text:p>0.0127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0.00875" calcext:value-type="float">
            <text:p>0.0087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0713" calcext:value-type="float">
            <text:p>0.00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0.00259" calcext:value-type="float">
            <text:p>0.00259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079" calcext:value-type="float">
            <text:p>0.01079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259" calcext:value-type="float">
            <text:p>-0.002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-0.00783" calcext:value-type="float">
            <text:p>-0.00783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-0.00893" calcext:value-type="float">
            <text:p>-0.0089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1045" calcext:value-type="float">
            <text:p>-0.01045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-0.01306" calcext:value-type="float">
            <text:p>-0.01306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1562" calcext:value-type="float">
            <text:p>-0.01562</text:p>
          </table:table-cell>
        </table:table-row>
        <table:table-row table:style-name="ro1">
          <table:table-cell office:value-type="float" office:value="0.00537" calcext:value-type="float">
            <text:p>0.0053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-0.01813" calcext:value-type="float">
            <text:p>-0.01813</text:p>
          </table:table-cell>
        </table:table-row>
        <table:table-row table:style-name="ro1">
          <table:table-cell office:value-type="float" office:value="0.00697" calcext:value-type="float">
            <text:p>0.0069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-0.02059" calcext:value-type="float">
            <text:p>-0.02059</text:p>
          </table:table-cell>
        </table:table-row>
        <table:table-row table:style-name="ro1">
          <table:table-cell office:value-type="float" office:value="0.00878" calcext:value-type="float">
            <text:p>0.00878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02297" calcext:value-type="float">
            <text:p>-0.02297</text:p>
          </table:table-cell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-0.02531" calcext:value-type="float">
            <text:p>-0.02531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-0.02758" calcext:value-type="float">
            <text:p>-0.02758</text:p>
          </table:table-cell>
        </table:table-row>
        <table:table-row table:style-name="ro1">
          <table:table-cell office:value-type="float" office:value="0.01562" calcext:value-type="float">
            <text:p>0.0156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0.0298" calcext:value-type="float">
            <text:p>-0.0298</text:p>
          </table:table-cell>
        </table:table-row>
        <table:table-row table:style-name="ro1">
          <table:table-cell office:value-type="float" office:value="0.01841" calcext:value-type="float">
            <text:p>0.01841</text:p>
          </table:table-cell>
          <table:table-cell office:value-type="float" office:value="-0.02999" calcext:value-type="float">
            <text:p>-0.0299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-0.03198" calcext:value-type="float">
            <text:p>-0.03198</text:p>
          </table:table-cell>
        </table:table-row>
        <table:table-row table:style-name="ro1">
          <table:table-cell office:value-type="float" office:value="0.02149" calcext:value-type="float">
            <text:p>0.02149</text:p>
          </table:table-cell>
          <table:table-cell office:value-type="float" office:value="-0.03233" calcext:value-type="float">
            <text:p>-0.0323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-0.03413" calcext:value-type="float">
            <text:p>-0.03413</text:p>
          </table:table-cell>
        </table:table-row>
        <table:table-row table:style-name="ro1">
          <table:table-cell office:value-type="float" office:value="0.02487" calcext:value-type="float">
            <text:p>0.02487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-0.03624" calcext:value-type="float">
            <text:p>-0.03624</text:p>
          </table:table-cell>
        </table:table-row>
        <table:table-row table:style-name="ro1">
          <table:table-cell office:value-type="float" office:value="0.02857" calcext:value-type="float">
            <text:p>0.02857</text:p>
          </table:table-cell>
          <table:table-cell office:value-type="float" office:value="-0.03696" calcext:value-type="float">
            <text:p>-0.03696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3832" calcext:value-type="float">
            <text:p>-0.03832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-0.04153" calcext:value-type="float">
            <text:p>-0.04153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float" office:value="0.04199" calcext:value-type="float">
            <text:p>0.04199</text:p>
          </table:table-cell>
          <table:table-cell office:value-type="float" office:value="-0.04378" calcext:value-type="float">
            <text:p>-0.0437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-0.04441" calcext:value-type="float">
            <text:p>-0.04441</text:p>
          </table:table-cell>
        </table:table-row>
        <table:table-row table:style-name="ro1">
          <table:table-cell office:value-type="float" office:value="0.04737" calcext:value-type="float">
            <text:p>0.04737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-0.04836" calcext:value-type="float">
            <text:p>-0.04836</text:p>
          </table:table-cell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-0.05036" calcext:value-type="float">
            <text:p>-0.05036</text:p>
          </table:table-cell>
          <table:table-cell office:value-type="float" office:value="0.05222" calcext:value-type="float">
            <text:p>0.05222</text:p>
          </table:table-cell>
          <table:table-cell office:value-type="float" office:value="-0.0503" calcext:value-type="float">
            <text:p>-0.050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-0.05245" calcext:value-type="float">
            <text:p>-0.0524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522" calcext:value-type="float">
            <text:p>-0.0522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5407" calcext:value-type="float">
            <text:p>-0.05407</text:p>
          </table:table-cell>
        </table:table-row>
        <table:table-row table:style-name="ro1">
          <table:table-cell office:value-type="float" office:value="0.08388" calcext:value-type="float">
            <text:p>0.08388</text:p>
          </table:table-cell>
          <table:table-cell office:value-type="float" office:value="-0.05645" calcext:value-type="float">
            <text:p>-0.0564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-0.0559" calcext:value-type="float">
            <text:p>-0.0559</text:p>
          </table:table-cell>
        </table:table-row>
        <table:table-row table:style-name="ro1">
          <table:table-cell office:value-type="float" office:value="0.09368" calcext:value-type="float">
            <text:p>0.09368</text:p>
          </table:table-cell>
          <table:table-cell office:value-type="float" office:value="-0.05836" calcext:value-type="float">
            <text:p>-0.05836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5767" calcext:value-type="float">
            <text:p>-0.05767</text:p>
          </table:table-cell>
        </table:table-row>
        <table:table-row table:style-name="ro1">
          <table:table-cell office:value-type="float" office:value="0.10451" calcext:value-type="float">
            <text:p>0.10451</text:p>
          </table:table-cell>
          <table:table-cell office:value-type="float" office:value="-0.06021" calcext:value-type="float">
            <text:p>-0.06021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-0.05937" calcext:value-type="float">
            <text:p>-0.05937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-0.06197" calcext:value-type="float">
            <text:p>-0.06197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0.12942" calcext:value-type="float">
            <text:p>0.12942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-0.06255" calcext:value-type="float">
            <text:p>-0.06255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0.15855" calcext:value-type="float">
            <text:p>0.15855</text:p>
          </table:table-cell>
          <table:table-cell office:value-type="float" office:value="-0.06653" calcext:value-type="float">
            <text:p>-0.06653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-0.06535" calcext:value-type="float">
            <text:p>-0.06535</text:p>
          </table:table-cell>
        </table:table-row>
        <table:table-row table:style-name="ro1">
          <table:table-cell office:value-type="float" office:value="0.17448" calcext:value-type="float">
            <text:p>0.17448</text:p>
          </table:table-cell>
          <table:table-cell office:value-type="float" office:value="-0.06772" calcext:value-type="float">
            <text:p>-0.06772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-0.06659" calcext:value-type="float">
            <text:p>-0.06659</text:p>
          </table:table-cell>
        </table:table-row>
        <table:table-row table:style-name="ro1">
          <table:table-cell office:value-type="float" office:value="0.19114" calcext:value-type="float">
            <text:p>0.19114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-0.06774" calcext:value-type="float">
            <text:p>-0.06774</text:p>
          </table:table-cell>
        </table:table-row>
        <table:table-row table:style-name="ro1">
          <table:table-cell office:value-type="float" office:value="0.20839" calcext:value-type="float">
            <text:p>0.20839</text:p>
          </table:table-cell>
          <table:table-cell office:value-type="float" office:value="-0.06957" calcext:value-type="float">
            <text:p>-0.06957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06879" calcext:value-type="float">
            <text:p>-0.06879</text:p>
          </table:table-cell>
        </table:table-row>
        <table:table-row table:style-name="ro1">
          <table:table-cell office:value-type="float" office:value="0.22611" calcext:value-type="float">
            <text:p>0.22611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-0.06975" calcext:value-type="float">
            <text:p>-0.06975</text:p>
          </table:table-cell>
        </table:table-row>
        <table:table-row table:style-name="ro1">
          <table:table-cell office:value-type="float" office:value="0.24417" calcext:value-type="float">
            <text:p>0.24417</text:p>
          </table:table-cell>
          <table:table-cell office:value-type="float" office:value="-0.07064" calcext:value-type="float">
            <text:p>-0.07064</text:p>
          </table:table-cell>
          <table:table-cell office:value-type="float" office:value="0.17489" calcext:value-type="float">
            <text:p>0.17489</text:p>
          </table:table-cell>
          <table:table-cell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-0.07089" calcext:value-type="float">
            <text:p>-0.07089</text:p>
          </table:table-cell>
          <table:table-cell office:value-type="float" office:value="0.18991" calcext:value-type="float">
            <text:p>0.18991</text:p>
          </table:table-cell>
          <table:table-cell office:value-type="float" office:value="-0.0713" calcext:value-type="float">
            <text:p>-0.071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07095" calcext:value-type="float">
            <text:p>-0.07095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-0.07187" calcext:value-type="float">
            <text:p>-0.07187</text:p>
          </table:table-cell>
        </table:table-row>
        <table:table-row table:style-name="ro1">
          <table:table-cell office:value-type="float" office:value="0.29961" calcext:value-type="float">
            <text:p>0.29961</text:p>
          </table:table-cell>
          <table:table-cell office:value-type="float" office:value="-0.07083" calcext:value-type="float">
            <text:p>-0.07083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1832" calcext:value-type="float">
            <text:p>0.31832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371" calcext:value-type="float">
            <text:p>0.3371</text:p>
          </table:table-cell>
          <table:table-cell office:value-type="float" office:value="-0.07001" calcext:value-type="float">
            <text:p>-0.07001</text:p>
          </table:table-cell>
          <table:table-cell office:value-type="float" office:value="0.25896" calcext:value-type="float">
            <text:p>0.2589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-0.06931" calcext:value-type="float">
            <text:p>-0.06931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7483" calcext:value-type="float">
            <text:p>0.37483</text:p>
          </table:table-cell>
          <table:table-cell office:value-type="float" office:value="-0.06843" calcext:value-type="float">
            <text:p>-0.06843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-0.07184" calcext:value-type="float">
            <text:p>-0.07184</text:p>
          </table:table-cell>
        </table:table-row>
        <table:table-row table:style-name="ro1">
          <table:table-cell office:value-type="float" office:value="0.39383" calcext:value-type="float">
            <text:p>0.39383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-0.07117" calcext:value-type="float">
            <text:p>-0.07117</text:p>
          </table:table-cell>
        </table:table-row>
        <table:table-row table:style-name="ro1">
          <table:table-cell office:value-type="float" office:value="0.41292" calcext:value-type="float">
            <text:p>0.41292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-0.07028" calcext:value-type="float">
            <text:p>-0.07028</text:p>
          </table:table-cell>
        </table:table-row>
        <table:table-row table:style-name="ro1">
          <table:table-cell office:value-type="float" office:value="0.43214" calcext:value-type="float">
            <text:p>0.4321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-0.06916" calcext:value-type="float">
            <text:p>-0.06916</text:p>
          </table:table-cell>
        </table:table-row>
        <table:table-row table:style-name="ro1">
          <table:table-cell office:value-type="float" office:value="0.45148" calcext:value-type="float">
            <text:p>0.45148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0.37864" calcext:value-type="float">
            <text:p>0.37864</text:p>
          </table:table-cell>
          <table:table-cell office:value-type="float" office:value="-0.06782" calcext:value-type="float">
            <text:p>-0.06782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6148" calcext:value-type="float">
            <text:p>-0.06148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-0.06626" calcext:value-type="float">
            <text:p>-0.06626</text:p>
          </table:table-cell>
        </table:table-row>
        <table:table-row table:style-name="ro1">
          <table:table-cell office:value-type="float" office:value="0.49053" calcext:value-type="float">
            <text:p>0.49053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-0.06447" calcext:value-type="float">
            <text:p>-0.06447</text:p>
          </table:table-cell>
        </table:table-row>
        <table:table-row table:style-name="ro1">
          <table:table-cell office:value-type="float" office:value="0.51024" calcext:value-type="float">
            <text:p>0.51024</text:p>
          </table:table-cell>
          <table:table-cell office:value-type="float" office:value="-0.05783" calcext:value-type="float">
            <text:p>-0.05783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53002" calcext:value-type="float">
            <text:p>0.53002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06032" calcext:value-type="float">
            <text:p>-0.06032</text:p>
          </table:table-cell>
        </table:table-row>
        <table:table-row table:style-name="ro1">
          <table:table-cell office:value-type="float" office:value="0.54987" calcext:value-type="float">
            <text:p>0.54987</text:p>
          </table:table-cell>
          <table:table-cell office:value-type="float" office:value="-0.05391" calcext:value-type="float">
            <text:p>-0.05391</text:p>
          </table:table-cell>
          <table:table-cell office:value-type="float" office:value="0.48686" calcext:value-type="float">
            <text:p>0.48686</text:p>
          </table:table-cell>
          <table:table-cell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0.56976" calcext:value-type="float">
            <text:p>0.56976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0.5095" calcext:value-type="float">
            <text:p>0.5095</text:p>
          </table:table-cell>
          <table:table-cell office:value-type="float" office:value="-0.05548" calcext:value-type="float">
            <text:p>-0.05548</text:p>
          </table:table-cell>
        </table:table-row>
        <table:table-row table:style-name="ro1">
          <table:table-cell office:value-type="float" office:value="0.58968" calcext:value-type="float">
            <text:p>0.5896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-0.05287" calcext:value-type="float">
            <text:p>-0.05287</text:p>
          </table:table-cell>
        </table:table-row>
        <table:table-row table:style-name="ro1">
          <table:table-cell office:value-type="float" office:value="0.60964" calcext:value-type="float">
            <text:p>0.60964</text:p>
          </table:table-cell>
          <table:table-cell office:value-type="float" office:value="-0.04767" calcext:value-type="float">
            <text:p>-0.04767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-0.05017" calcext:value-type="float">
            <text:p>-0.05017</text:p>
          </table:table-cell>
        </table:table-row>
        <table:table-row table:style-name="ro1">
          <table:table-cell office:value-type="float" office:value="0.62961" calcext:value-type="float">
            <text:p>0.6296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-0.04741" calcext:value-type="float">
            <text:p>-0.04741</text:p>
          </table:table-cell>
        </table:table-row>
        <table:table-row table:style-name="ro1">
          <table:table-cell office:value-type="float" office:value="0.6496" calcext:value-type="float">
            <text:p>0.6496</text:p>
          </table:table-cell>
          <table:table-cell office:value-type="float" office:value="-0.04328" calcext:value-type="float">
            <text:p>-0.04328</text:p>
          </table:table-cell>
          <table:table-cell office:value-type="float" office:value="0.60305" calcext:value-type="float">
            <text:p>0.60305</text:p>
          </table:table-cell>
          <table:table-cell office:value-type="float" office:value="-0.04464" calcext:value-type="float">
            <text:p>-0.04464</text:p>
          </table:table-cell>
        </table:table-row>
        <table:table-row table:style-name="ro1">
          <table:table-cell office:value-type="float" office:value="0.66961" calcext:value-type="float">
            <text:p>0.66961</text:p>
          </table:table-cell>
          <table:table-cell office:value-type="float" office:value="-0.04102" calcext:value-type="float">
            <text:p>-0.04102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-0.04189" calcext:value-type="float">
            <text:p>-0.04189</text:p>
          </table:table-cell>
        </table:table-row>
        <table:table-row table:style-name="ro1">
          <table:table-cell office:value-type="float" office:value="0.68963" calcext:value-type="float">
            <text:p>0.68963</text:p>
          </table:table-cell>
          <table:table-cell office:value-type="float" office:value="-0.03871" calcext:value-type="float">
            <text:p>-0.03871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-0.03917" calcext:value-type="float">
            <text:p>-0.03917</text:p>
          </table:table-cell>
        </table:table-row>
        <table:table-row table:style-name="ro1">
          <table:table-cell office:value-type="float" office:value="0.70968" calcext:value-type="float">
            <text:p>0.70968</text:p>
          </table:table-cell>
          <table:table-cell office:value-type="float" office:value="-0.03637" calcext:value-type="float">
            <text:p>-0.03637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-0.03649" calcext:value-type="float">
            <text:p>-0.03649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-0.03401" calcext:value-type="float">
            <text:p>-0.0340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-0.03385" calcext:value-type="float">
            <text:p>-0.03385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-0.03124" calcext:value-type="float">
            <text:p>-0.03124</text:p>
          </table:table-cell>
        </table:table-row>
        <table:table-row table:style-name="ro1">
          <table:table-cell office:value-type="float" office:value="0.76984" calcext:value-type="float">
            <text:p>0.76984</text:p>
          </table:table-cell>
          <table:table-cell office:value-type="float" office:value="-0.02917" calcext:value-type="float">
            <text:p>-0.0291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-0.02864" calcext:value-type="float">
            <text:p>-0.02864</text:p>
          </table:table-cell>
        </table:table-row>
        <table:table-row table:style-name="ro1">
          <table:table-cell office:value-type="float" office:value="0.78991" calcext:value-type="float">
            <text:p>0.78991</text:p>
          </table:table-cell>
          <table:table-cell office:value-type="float" office:value="-0.02672" calcext:value-type="float">
            <text:p>-0.0267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-0.02603" calcext:value-type="float">
            <text:p>-0.02603</text:p>
          </table:table-cell>
        </table:table-row>
        <table:table-row table:style-name="ro1">
          <table:table-cell office:value-type="float" office:value="0.80994" calcext:value-type="float">
            <text:p>0.80994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.79284" calcext:value-type="float">
            <text:p>0.79284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float" office:value="0.82991" calcext:value-type="float">
            <text:p>0.82991</text:p>
          </table:table-cell>
          <table:table-cell office:value-type="float" office:value="-0.02177" calcext:value-type="float">
            <text:p>-0.02177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-0.02077" calcext:value-type="float">
            <text:p>-0.02077</text:p>
          </table:table-cell>
        </table:table-row>
        <table:table-row table:style-name="ro1">
          <table:table-cell office:value-type="float" office:value="0.84982" calcext:value-type="float">
            <text:p>0.84982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83924" calcext:value-type="float">
            <text:p>0.83924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float" office:value="0.86959" calcext:value-type="float">
            <text:p>0.86959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-0.0156" calcext:value-type="float">
            <text:p>-0.0156</text:p>
          </table:table-cell>
        </table:table-row>
        <table:table-row table:style-name="ro1">
          <table:table-cell office:value-type="float" office:value="0.88913" calcext:value-type="float">
            <text:p>0.8891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-0.0131" calcext:value-type="float">
            <text:p>-0.0131</text:p>
          </table:table-cell>
        </table:table-row>
        <table:table-row table:style-name="ro1">
          <table:table-cell office:value-type="float" office:value="0.9083" calcext:value-type="float">
            <text:p>0.9083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-0.0107" calcext:value-type="float">
            <text:p>-0.0107</text:p>
          </table:table-cell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-0.00843" calcext:value-type="float">
            <text:p>-0.00843</text:p>
          </table:table-cell>
        </table:table-row>
        <table:table-row table:style-name="ro1">
          <table:table-cell office:value-type="float" office:value="0.94481" calcext:value-type="float">
            <text:p>0.94481</text:p>
          </table:table-cell>
          <table:table-cell office:value-type="float" office:value="-0.00716" calcext:value-type="float">
            <text:p>-0.00716</text:p>
          </table:table-cell>
          <table:table-cell office:value-type="float" office:value="0.94427" calcext:value-type="float">
            <text:p>0.9442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float" office:value="0.9617" calcext:value-type="float">
            <text:p>0.9617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-0.00435" calcext:value-type="float">
            <text:p>-0.00435</text:p>
          </table:table-cell>
        </table:table-row>
        <table:table-row table:style-name="ro1">
          <table:table-cell office:value-type="float" office:value="0.97725" calcext:value-type="float">
            <text:p>0.97725</text:p>
          </table:table-cell>
          <table:table-cell office:value-type="float" office:value="-0.00296" calcext:value-type="float">
            <text:p>-0.00296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0257" calcext:value-type="float">
            <text:p>-0.00257</text:p>
          </table:table-cell>
        </table:table-row>
        <table:table-row table:style-name="ro1">
          <table:table-cell office:value-type="float" office:value="0.99136" calcext:value-type="float">
            <text:p>0.99136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-0.00097" calcext:value-type="float">
            <text:p>-0.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-0.892237219734291" calcext:value-type="float">
            <text:p>-0.892237219734291</text:p>
          </table:table-cell>
          <table:table-cell office:value-type="float" office:value="0.026635757193368" calcext:value-type="float">
            <text:p>0.026635757193368</text:p>
          </table:table-cell>
        </table:table-row>
        <table:table-row table:style-name="ro1">
          <table:table-cell office:value-type="float" office:value="-0.83981122992683" calcext:value-type="float">
            <text:p>-0.83981122992683</text:p>
          </table:table-cell>
          <table:table-cell office:value-type="float" office:value="0.0362556251421052" calcext:value-type="float">
            <text:p>0.0362556251421052</text:p>
          </table:table-cell>
        </table:table-row>
        <table:table-row table:style-name="ro1">
          <table:table-cell office:value-type="float" office:value="-0.478802451600708" calcext:value-type="float">
            <text:p>-0.478802451600708</text:p>
          </table:table-cell>
          <table:table-cell office:value-type="float" office:value="0.0397203128214308" calcext:value-type="float">
            <text:p>0.0397203128214308</text:p>
          </table:table-cell>
        </table:table-row>
        <table:table-row table:style-name="ro1">
          <table:table-cell office:value-type="float" office:value="-0.145224221885305" calcext:value-type="float">
            <text:p>-0.145224221885305</text:p>
          </table:table-cell>
          <table:table-cell office:value-type="float" office:value="0.0405867750586572" calcext:value-type="float">
            <text:p>0.0405867750586572</text:p>
          </table:table-cell>
        </table:table-row>
        <table:table-row table:style-name="ro1">
          <table:table-cell office:value-type="float" office:value="0.0918564668901243" calcext:value-type="float">
            <text:p>0.0918564668901243</text:p>
          </table:table-cell>
          <table:table-cell office:value-type="float" office:value="-0.0135289551311476" calcext:value-type="float">
            <text:p>-0.0135289551311476</text:p>
          </table:table-cell>
        </table:table-row>
        <table:table-row table:style-name="ro1">
          <table:table-cell office:value-type="float" office:value="0.101625619778055" calcext:value-type="float">
            <text:p>0.101625619778055</text:p>
          </table:table-cell>
          <table:table-cell office:value-type="float" office:value="0.0407642498511683" calcext:value-type="float">
            <text:p>0.0407642498511683</text:p>
          </table:table-cell>
        </table:table-row>
        <table:table-row table:style-name="ro1">
          <table:table-cell office:value-type="float" office:value="0.67815207803119" calcext:value-type="float">
            <text:p>0.67815207803119</text:p>
          </table:table-cell>
          <table:table-cell office:value-type="float" office:value="0.0394242106526714" calcext:value-type="float">
            <text:p>0.0394242106526714</text:p>
          </table:table-cell>
        </table:table-row>
        <table:table-row table:style-name="ro1">
          <table:table-cell office:value-type="float" office:value="0.892031979040302" calcext:value-type="float">
            <text:p>0.892031979040302</text:p>
          </table:table-cell>
          <table:table-cell office:value-type="float" office:value="0.0391597287037907" calcext:value-type="float">
            <text:p>0.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.436220469689154</text:p>
          </table:table-cell>
          <table:table-cell office:value-type="float" office:value="-0.0032093869120494" calcext:value-type="float">
            <text:p>-0.0032093869120494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-0.930608511928326" calcext:value-type="float">
            <text:p>-0.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.439402590777313</text:p>
          </table:table-cell>
          <table:table-cell office:value-type="float" office:value="0.00533903249482705" calcext:value-type="float">
            <text:p>0.00533903249482705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.161933124811446" calcext:value-type="float">
            <text:p>0.161933124811446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.21226317184178</text:p>
          </table:table-cell>
          <table:table-cell office:value-type="float" office:value="-0.113003549835629" calcext:value-type="float">
            <text:p>-0.113003549835629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-0.844706922625262" calcext:value-type="float">
            <text:p>-0.844706922625262</text:p>
          </table:table-cell>
          <table:table-cell office:value-type="float" office:value="0.5" calcext:value-type="float">
            <text:p>0.5</text:p>
          </table:table-cell>
          <table:table-cell office:value-type="float" office:value="0.374358622303782" calcext:value-type="float">
            <text:p>0.374358622303782</text:p>
          </table:table-cell>
          <table:table-cell office:value-type="float" office:value="1.14792101237284" calcext:value-type="float">
            <text:p>1.14792101237284</text:p>
          </table:table-cell>
          <table:table-cell office:value-type="float" office:value="-0.373576399574903" calcext:value-type="float">
            <text:p>-0.373576399574903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.145105242920201" calcext:value-type="float">
            <text:p>0.145105242920201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.45859521458148</text:p>
          </table:table-cell>
          <table:table-cell office:value-type="float" office:value="-0.462651134455841" calcext:value-type="float">
            <text:p>-0.462651134455841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-0.812822864663244" calcext:value-type="float">
            <text:p>-0.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.24000717692648</text:p>
          </table:table-cell>
          <table:table-cell office:value-type="float" office:value="-0.615872228930526" calcext:value-type="float">
            <text:p>-0.615872228930526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ot_position</text:p>
          </table:table-cell>
          <table:table-cell office:value-type="float" office:value="0.3" calcext:value-type="float">
            <text:p>0.3</text:p>
          </table:table-cell>
          <table:table-cell office:value-type="float" office:value="0.251227" calcext:value-type="float">
            <text:p>0.2512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lot_position_name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ke_offse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CE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4:33:12.260359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3-11-08T14:46:34.204268613</dc:date>
    <meta:generator>LibreOffice/7.5.7.1$Linux_X86_64 LibreOffice_project/50$Build-1</meta:generator>
    <meta:editing-cycles>40</meta:editing-cycles>
    <meta:editing-duration>PT12H50M1S</meta:editing-duration>
    <meta:document-statistic meta:table-count="8" meta:cell-count="1136" meta:object-count="0"/>
  </office:meta>
</office:document-meta>
</file>